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color="#cf8e6d" loext:opacity="100%" style:font-name="JetBrains Mono" fo:font-size="14.5pt" fo:font-style="normal" fo:font-weight="normal" style:font-size-asian="14.5pt" style:font-style-asian="normal" style:font-weight-asian="normal"/>
    </style:style>
    <style:style style:name="T2" style:family="text">
      <style:text-properties fo:color="#bcbec4" loext:opacity="100%" style:font-name="JetBrains Mono" fo:font-size="14.5pt" fo:font-style="normal" fo:font-weight="normal" style:font-size-asian="14.5pt" style:font-style-asian="normal" style:font-weight-asian="normal"/>
    </style:style>
    <style:style style:name="T3" style:family="text">
      <style:text-properties fo:color="#c77dbb" loext:opacity="100%" style:font-name="JetBrains Mono" fo:font-size="14.5pt" fo:font-style="normal" fo:font-weight="normal" style:font-size-asian="14.5pt" style:font-style-asian="normal" style:font-weight-asian="normal"/>
    </style:style>
    <style:style style:name="T4" style:family="text">
      <style:text-properties fo:color="#c77dbb" loext:opacity="100%" style:font-name="JetBrains Mono" fo:font-size="14.5pt" fo:font-style="italic" fo:font-weight="normal" style:font-size-asian="14.5pt" style:font-style-asian="italic" style:font-weight-asian="normal"/>
    </style:style>
    <style:style style:name="T5" style:family="text">
      <style:text-properties fo:color="#56a8f5" loext:opacity="100%" style:font-name="JetBrains Mono" fo:font-size="14.5pt" fo:font-style="normal" fo:font-weight="normal" style:font-size-asian="14.5pt" style:font-style-asian="normal" style:font-weight-asian="normal"/>
    </style:style>
    <style:style style:name="T6" style:family="text">
      <style:text-properties fo:color="#2aacb8" loext:opacity="100%" style:font-name="JetBrains Mono" fo:font-size="14.5pt" fo:font-style="normal" fo:font-weight="normal" style:font-size-asian="14.5pt" style:font-style-asian="normal" style:font-weight-asian="normal"/>
    </style:style>
    <style:style style:name="T7" style:family="text">
      <style:text-properties fo:color="#6aab73" loext:opacity="100%" style:font-name="JetBrains Mono" fo:font-size="14.5pt" fo:font-style="normal" fo:font-weight="normal" style:font-size-asian="14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ass </text:span><text:span text:style-name="T2">Circle</text:span><text:line-break/><text:span text:style-name="T2">{</text:span><text:line-break/><text:span text:style-name="T2"> <text:s text:c="3"/></text:span><text:span text:style-name="T1">public double </text:span><text:span text:style-name="T3">radius</text:span><text:span text:style-name="T2">;</text:span><text:line-break/><text:span text:style-name="T2"> <text:s text:c="3"/></text:span><text:span text:style-name="T1">public double </text:span><text:span text:style-name="T5">area</text:span><text:span text:style-name="T2">(){</text:span><text:line-break/><text:span text:style-name="T2"> <text:s text:c="7"/></text:span><text:span text:style-name="T1">return </text:span><text:span text:style-name="T2">Math.</text:span><text:span text:style-name="T4">PI</text:span><text:span text:style-name="T2">*</text:span><text:span text:style-name="T3">radius</text:span><text:span text:style-name="T2">*</text:span><text:span text:style-name="T3">radius</text:span><text:span text:style-name="T2">;</text:span><text:line-break/><text:span text:style-name="T2"> <text:s text:c="3"/>}</text:span><text:line-break/><text:span text:style-name="T2"> <text:s text:c="3"/></text:span><text:span text:style-name="T1">public double </text:span><text:span text:style-name="T5">perimeter</text:span><text:span text:style-name="T2">()</text:span><text:line-break/><text:span text:style-name="T2"> <text:s text:c="3"/>{</text:span><text:line-break/><text:span text:style-name="T2"> <text:s text:c="7"/></text:span><text:span text:style-name="T1">return </text:span><text:span text:style-name="T6">2 </text:span><text:span text:style-name="T2">* Math.</text:span><text:span text:style-name="T4">PI </text:span><text:span text:style-name="T2">* </text:span><text:span text:style-name="T3">radius</text:span><text:span text:style-name="T2">;</text:span><text:line-break/><text:span text:style-name="T2"> <text:s text:c="3"/>}</text:span><text:line-break/><text:span text:style-name="T2"> <text:s text:c="3"/></text:span><text:span text:style-name="T1">public double </text:span><text:span text:style-name="T5">circumference</text:span><text:span text:style-name="T2">(){</text:span><text:line-break/><text:span text:style-name="T2"> <text:s text:c="7"/></text:span><text:span text:style-name="T1">return </text:span><text:span text:style-name="T2">perimeter();</text:span><text:line-break/><text:span text:style-name="T2"> <text:s text:c="3"/>}</text:span><text:line-break/><text:span text:style-name="T2">}</text:span><text:line-break/><text:span text:style-name="T1">public class </text:span><text:span text:style-name="T2">oops {</text:span><text:line-break/><text:span text:style-name="T2"> <text:s text:c="3"/></text:span><text:span text:style-name="T1">public static void </text:span><text:span text:style-name="T5">main</text:span><text:span text:style-name="T2">(String[] args) {</text:span><text:line-break/><text:span text:style-name="T2"> <text:s text:c="7"/>Circle c1 = </text:span><text:span text:style-name="T1">new </text:span><text:span text:style-name="T2">Circle();</text:span><text:line-break/><text:span text:style-name="T2"> <text:s text:c="7"/>c1.</text:span><text:span text:style-name="T3">radius </text:span><text:span text:style-name="T2">= </text:span><text:span text:style-name="T6">7</text:span><text:span text:style-name="T2">;</text:span><text:line-break/><text:span text:style-name="T2"> <text:s text:c="7"/>System.</text:span><text:span text:style-name="T4">out</text:span><text:span text:style-name="T2">.println(</text:span><text:span text:style-name="T7">"Area is "</text:span><text:span text:style-name="T2">+c1.area());</text:span><text:line-break/><text:span text:style-name="T2"> <text:s text:c="7"/>System.</text:span><text:span text:style-name="T4">out</text:span><text:span text:style-name="T2">.println(</text:span><text:span text:style-name="T7">"Perimeter is "</text:span><text:span text:style-name="T2">+c1.perimeter());</text:span><text:line-break/><text:span text:style-name="T2"> <text:s text:c="7"/>System.</text:span><text:span text:style-name="T4">out</text:span><text:span text:style-name="T2">.println(</text:span><text:span text:style-name="T7">"Circumference is "</text:span><text:span text:style-name="T2">+c1.circumference());</text:span><text:line-break/><text:span text:style-name="T2"> <text:s text:c="3"/>}</text:span><text:line-break/><text:line-break/><text:span text:style-name="T2">}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3:31:59.082864107</meta:creation-date>
    <dc:date>2024-06-15T13:32:59.280484560</dc:date>
    <meta:editing-duration>PT1M1S</meta:editing-duration>
    <meta:editing-cycles>1</meta:editing-cycles>
    <meta:document-statistic meta:table-count="0" meta:image-count="0" meta:object-count="0" meta:page-count="1" meta:paragraph-count="1" meta:word-count="59" meta:character-count="570" meta:non-whitespace-character-count="406"/>
    <meta:generator>LibreOffice/7.3.7.2$Linux_X86_64 LibreOffice_project/30$Build-2</meta:generator>
  </office:meta>
</office:document-meta>
</file>